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ec745" officeooo:paragraph-rsid="001ec745" style:font-size-asian="16pt" style:language-asian="zh" style:country-asian="CN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214d72" officeooo:paragraph-rsid="00214d72" style:font-size-asian="16pt" style:language-asian="zh" style:country-asian="CN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2314a3" officeooo:paragraph-rsid="0022ddfd" style:font-size-asian="16pt" style:language-asian="zh" style:country-asian="CN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2314a3" officeooo:paragraph-rsid="002314a3" style:font-size-asian="16pt" style:language-asian="zh" style:country-asian="CN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26c527" officeooo:paragraph-rsid="0026c527" style:font-size-asian="16pt" style:language-asian="zh" style:country-asian="CN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27245b" officeooo:paragraph-rsid="0027245b" style:font-size-asian="16pt" style:language-asian="zh" style:country-asian="CN" style:font-weight-asian="bold" style:font-size-complex="16pt" style:font-weight-complex="bold"/>
    </style:style>
    <style:style style:name="P7" style:family="paragraph" style:parent-style-name="Standard">
      <style:text-properties fo:font-size="16pt" fo:font-weight="normal" officeooo:rsid="001ec745" officeooo:paragraph-rsid="001ec745" style:font-size-asian="16pt" style:language-asian="zh" style:country-asian="CN" style:font-weight-asian="normal" style:font-size-complex="16pt" style:font-weight-complex="normal"/>
    </style:style>
    <style:style style:name="P8" style:family="paragraph" style:parent-style-name="Standard">
      <style:text-properties fo:font-size="16pt" fo:font-weight="normal" officeooo:rsid="001f854b" officeooo:paragraph-rsid="001f854b" style:font-size-asian="16pt" style:language-asian="zh" style:country-asian="CN" style:font-weight-asian="normal" style:font-size-complex="16pt" style:font-weight-complex="normal"/>
    </style:style>
    <style:style style:name="P9" style:family="paragraph" style:parent-style-name="Standard">
      <style:text-properties fo:font-size="16pt" fo:font-weight="normal" officeooo:rsid="00214d72" officeooo:paragraph-rsid="00214d72" style:font-size-asian="16pt" style:language-asian="zh" style:country-asian="CN" style:font-weight-asian="normal" style:font-size-complex="16pt" style:font-weight-complex="normal"/>
    </style:style>
    <style:style style:name="P10" style:family="paragraph" style:parent-style-name="Standard">
      <style:text-properties fo:font-size="16pt" fo:font-weight="normal" officeooo:rsid="00214d72" officeooo:paragraph-rsid="0022ddfd" style:font-size-asian="16pt" style:language-asian="zh" style:country-asian="CN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normal" officeooo:rsid="0022ddfd" officeooo:paragraph-rsid="0022ddfd" style:font-size-asian="16pt" style:language-asian="zh" style:country-asian="CN" style:font-weight-asian="normal" style:font-size-complex="16pt" style:font-weight-complex="normal"/>
    </style:style>
    <style:style style:name="P12" style:family="paragraph" style:parent-style-name="Standard">
      <style:text-properties fo:font-size="16pt" fo:font-weight="normal" officeooo:rsid="0022ddfd" officeooo:paragraph-rsid="002314a3" style:font-size-asian="16pt" style:language-asian="zh" style:country-asian="CN" style:font-weight-asian="normal" style:font-size-complex="16pt" style:font-weight-complex="normal"/>
    </style:style>
    <style:style style:name="P13" style:family="paragraph" style:parent-style-name="Standard">
      <style:text-properties fo:font-size="16pt" fo:font-weight="normal" officeooo:rsid="002314a3" officeooo:paragraph-rsid="002314a3" style:font-size-asian="16pt" style:language-asian="zh" style:country-asian="CN" style:font-weight-asian="normal" style:font-size-complex="16pt" style:font-weight-complex="normal"/>
    </style:style>
    <style:style style:name="P14" style:family="paragraph" style:parent-style-name="Standard">
      <style:text-properties fo:font-size="16pt" fo:font-weight="normal" officeooo:rsid="00246db2" officeooo:paragraph-rsid="00246db2" style:font-size-asian="16pt" style:language-asian="zh" style:country-asian="CN" style:font-weight-asian="normal" style:font-size-complex="16pt" style:font-weight-complex="normal"/>
    </style:style>
    <style:style style:name="P15" style:family="paragraph" style:parent-style-name="Standard">
      <style:text-properties fo:font-size="16pt" fo:font-weight="normal" officeooo:rsid="002561c2" officeooo:paragraph-rsid="002561c2" style:font-size-asian="16pt" style:language-asian="zh" style:country-asian="CN" style:font-weight-asian="normal" style:font-size-complex="16pt" style:font-weight-complex="normal"/>
    </style:style>
    <style:style style:name="P16" style:family="paragraph" style:parent-style-name="Standard">
      <style:text-properties fo:font-size="16pt" fo:font-weight="normal" officeooo:rsid="0026c527" officeooo:paragraph-rsid="0026c527" style:font-size-asian="16pt" style:language-asian="zh" style:country-asian="CN" style:font-weight-asian="normal" style:font-size-complex="16pt" style:font-weight-complex="normal"/>
    </style:style>
    <style:style style:name="P17" style:family="paragraph" style:parent-style-name="Standard">
      <style:text-properties fo:font-size="16pt" fo:font-weight="normal" officeooo:rsid="0026c527" officeooo:paragraph-rsid="0027245b" style:font-size-asian="16pt" style:language-asian="zh" style:country-asian="CN" style:font-weight-asian="normal" style:font-size-complex="16pt" style:font-weight-complex="normal"/>
    </style:style>
    <style:style style:name="P18" style:family="paragraph" style:parent-style-name="Standard">
      <style:text-properties fo:font-size="16pt" fo:font-weight="normal" officeooo:rsid="0027245b" officeooo:paragraph-rsid="0027245b" style:font-size-asian="16pt" style:language-asian="zh" style:country-asian="CN" style:font-weight-asian="normal" style:font-size-complex="16pt" style:font-weight-complex="normal"/>
    </style:style>
    <style:style style:name="T1" style:family="text">
      <style:text-properties officeooo:rsid="002314a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7245b" style:font-weight-asian="bold" style:font-weight-complex="bold"/>
    </style:style>
    <style:style style:name="T4" style:family="text">
      <style:text-properties officeooo:rsid="0028f23a"/>
    </style:style>
    <style:style style:name="T5" style:family="text">
      <style:text-properties fo:font-size="15pt" officeooo:rsid="0028f23a" style:font-size-asian="15pt" style:font-size-complex="1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可变字符串</text:p>
      <text:p text:style-name="P1">StringBuffer概念</text:p>
      <text:p text:style-name="P7">StringBuffer：字符串缓冲区。</text:p>
      <text:p text:style-name="P7">StringBuffer和String区别：</text:p>
      <text:p text:style-name="P7"><text:s text:c="7"/>string一旦被创建后，值不能改变，如果参与了操作，引用发生了变化，不是在原有的字符串上操作的，而是新产生了一个字符串</text:p>
      <text:p text:style-name="P8">StringBuffer是线程安全的可变字符；</text:p>
      <text:p text:style-name="P2"><text:span text:style-name="T1">1，</text:span>可变字符串的创建方法:</text:p>
      <text:p text:style-name="P9"><text:s/>//创建可变字符串，开辟了一个默认是16个字符的空间</text:p>
      <text:p text:style-name="P9"><text:tab/>StringBuffer sb=new StringBuffer();</text:p>
      <text:p text:style-name="P9"><text:tab/>System.out.println("可变字符的长度:"+sb.length()+"容量"+sb.capacity());</text:p>
      <text:p text:style-name="P9"><text:tab/>sb.append("hellohellohellohello");</text:p>
      <text:p text:style-name="P9"><text:tab/>System.out.println("可变字符的长度："+sb.length()+"容量"+sb.capacity());</text:p>
      <text:p text:style-name="P9"><text:tab/>//创建一个10个容量的可变字符串</text:p>
      <text:p text:style-name="P9"><text:tab/>StringBuffer sb1=new StringBuffer(10);</text:p>
      <text:p text:style-name="P9"><text:s text:c="10"/>sb1.append("hellohellohellohello");</text:p>
      <text:p text:style-name="P9"><text:tab/>System.out.println("可变字符的长度："+sb1.length()+"容量"+sb1.capacity());</text:p>
      <text:p text:style-name="P9">//创建一个带有字符串的参数的可变字符串对象</text:p>
      <text:p text:style-name="P9"><text:tab/>StringBuffer sb2=new StringBuffer("hellohellohellohello");</text:p>
      <text:p text:style-name="P10"><text:tab/>System.out.println("可变字符的长度："+sb2.length()+"容量"+sb2.capacity());</text:p>
      <text:p text:style-name="P11"><text:s/>//创建可变字符串，开辟了一个默认是16个字符的空间</text:p>
      <text:p text:style-name="P3">2，可追加多种类型<text:span text:style-name="T4">append();</text:span></text:p>
      <text:p text:style-name="P11">StringBuffer sb=new StringBuffer();</text:p>
      <text:p text:style-name="P11"><text:s text:c="5"/>sb.append(true).append('a').append(new char[]{'a','b'})</text:p>
      <text:p text:style-name="P11"><text:s text:c="5"/>.append("hello").append(100d).append(14.5).append(2);</text:p>
      <text:p text:style-name="P11"><text:s text:c="5"/>System.out.println(sb);</text:p>
      <text:p text:style-name="P11">//可追加类的对象</text:p>
      <text:p text:style-name="P11"><text:s text:c="5"/>sb.append("传进类的对象可追加一个类的对象");</text:p>
      <text:p text:style-name="P11"><text:s text:c="5"/>StringBuffer sb1=new StringBuffer();</text:p>
      <text:p text:style-name="P11"><text:s text:c="5"/>sb1.append("hello");</text:p>
      <text:p text:style-name="P11"><text:s text:c="5"/>//可变字符串可追加可变字符串</text:p>
      <text:p text:style-name="P11"><text:s text:c="5"/>sb.append(sb1);</text:p>
      <text:p text:style-name="P11"><text:s text:c="5"/>System.out.println(sb);</text:p>
      <text:p text:style-name="P4">3，通过insert（）；通过指定索引可插入多种类型</text:p>
      <text:p text:style-name="P12"><text:s text:c="7"/><text:span text:style-name="T1">StringBuffer sb=new StringBuffer("hellowork");</text:span></text:p>
      <text:p text:style-name="P13"><text:soft-page-break/><text:tab/>//通过指定索引插入布尔类型</text:p>
      <text:p text:style-name="P13"><text:tab/>sb.insert(2, true);</text:p>
      <text:p text:style-name="P13"><text:tab/>//在指定的索引位置插入字符串，注意不要出现字符串的索引越界问题</text:p>
      <text:p text:style-name="P13"><text:tab/>sb.insert(2, "aaa");</text:p>
      <text:p text:style-name="P13"><text:tab/>System.out.println(sb);,</text:p>
      <text:p text:style-name="P14"><text:s text:c="9"/>//可通过指定索引位置插入字符数组</text:p>
      <text:p text:style-name="P14"><text:s text:c="9"/>sb.insert(3, new char[]{'a','b','c'});</text:p>
      <text:p text:style-name="P15"><text:s text:c="5"/>char [] cs={'a','b','c'};</text:p>
      <text:p text:style-name="P15"><text:s text:c="4"/>//第一个参数是要插入的索引位置，第二个参数是要插入的字符数组，第三参数是数组的起始索引，第四个参数是要插入的数组长度</text:p>
      <text:p text:style-name="P15"><text:s text:c="4"/>sb.insert(3, cs, 1, 2);</text:p>
      <text:p text:style-name="P15"><text:s text:c="4"/>System.out.println(sb);</text:p>
      <text:p text:style-name="P5">4，通过deletr()可对可变字符串进行指定删除</text:p>
      <text:p text:style-name="P16"><text:s text:c="6"/>第一个参数是删除的开始索引，第二个参数是删除的结束索引，删除的包含开始索引，不包含结束索引0</text:p>
      <text:p text:style-name="P16">//如果是清空的从0到他的length（）</text:p>
      <text:p text:style-name="P16"><text:tab/>sb.delete(2, 4);</text:p>
      <text:p text:style-name="P16"><text:tab/>删除指定的索引的字符，少用</text:p>
      <text:p text:style-name="P17"><text:tab/>sb.deleteCharAt(4)</text:p>
      <text:p text:style-name="P17"><text:span text:style-name="T2">5，</text:span><text:span text:style-name="T3">reverse()字符串的翻转</text:span></text:p>
      <text:p text:style-name="P18"><text:tab/>sb.reverse();</text:p>
      <text:p text:style-name="P18"><text:tab/>System.out.println(sb);</text:p>
      <text:p text:style-name="P6">6.lastIndexOf()获得倒数第一次出现的字符串</text:p>
      <text:p text:style-name="P18"><text:tab/>int wei=sb.lastIndexOf("ll");</text:p>
      <text:p text:style-name="P18"><text:tab/>System.out.println(wei);</text:p>
      <text:p text:style-name="P18"><text:tab/>//获得从指定的索引开始向前数，找到倒数第一次出现的字符串的索引 </text:p>
      <text:p text:style-name="P18"><text:tab/>int wei2=sb.lastIndexOf("ll",5 );</text:p>
      <text:p text:style-name="P18"><text:tab/>System.out.println(wei2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7M55S</meta:editing-duration>
    <meta:editing-cycles>6</meta:editing-cycles>
    <meta:generator>LibreOffice/5.3.0.3$Windows_X86_64 LibreOffice_project/7074905676c47b82bbcfbea1aeefc84afe1c50e1</meta:generator>
    <dc:date>2018-03-26T16:28:45.854000000</dc:date>
    <meta:document-statistic meta:table-count="0" meta:image-count="0" meta:object-count="0" meta:page-count="2" meta:paragraph-count="60" meta:word-count="627" meta:character-count="1897" meta:non-whitespace-character-count="1734"/>
    <meta:user-defined meta:name="Info 1"/>
    <meta:user-defined meta:name="Info 2"/>
    <meta:user-defined meta:name="Info 3"/>
    <meta:user-defined meta:name="Info 4"/>
  </office:meta>
</office:document-meta>
</file>